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1" svg:font-family="HelveticaNeueLTSt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size="11pt" fo:font-style="normal" style:text-underline-style="none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c0c0c0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10pt" style:font-size-complex="10pt"/>
    </style:style>
    <style:style style:name="T1" style:family="text">
      <style:text-properties fo:color="#ff0000" loext:opacity="100%" style:font-name="HelveticaNeueLTStd-Bd" fo:font-size="10pt" fo:font-weight="bold" style:font-size-asian="10pt" style:font-weight-asian="bold" style:font-name-complex="HelveticaNeueLTStd-Bd" style:font-size-complex="10pt" style:font-weight-complex="bold"/>
    </style:style>
    <style:style style:name="T2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/>
    </style:style>
    <style:style style:name="T3" style:family="text">
      <style:text-properties fo:color="#000000" loext:opacity="100%" style:font-name="HelveticaNeueLTStd-Bd" fo:font-size="8pt" fo:font-weight="bold" style:font-size-asian="8pt" style:font-weight-asian="bold" style:font-name-complex="HelveticaNeueLTStd-Bd" style:font-size-complex="8pt" style:font-weight-complex="bold"/>
    </style:style>
    <style:style style:name="T4" style:family="text">
      <style:text-properties fo:color="#000000" loext:opacity="100%" style:font-name="HelveticaNeueLTStd-Bd" fo:font-size="11pt" fo:font-weight="bold" style:font-size-asian="11pt" style:font-weight-asian="bold" style:font-name-complex="HelveticaNeueLTStd-Bd" style:font-size-complex="11pt" style:font-weight-complex="bold"/>
    </style:style>
    <style:style style:name="T5" style:family="text">
      <style:text-properties fo:color="#000000" loext:opacity="100%" style:font-name="HelveticaNeueLTStd-Bd" fo:font-size="10pt" fo:font-weight="bold" style:font-size-asian="10pt" style:font-weight-asian="bold" style:font-name-complex="HelveticaNeueLTStd-Bd" style:font-size-complex="10pt" style:font-weight-complex="bold"/>
    </style:style>
    <style:style style:name="T6" style:family="text">
      <style:text-properties fo:color="#000000" loext:opacity="100%" style:font-name="HelveticaNeueLTStd-Bd" fo:font-size="9pt" fo:font-weight="bold" style:font-size-asian="9pt" style:font-weight-asian="bold" style:font-name-complex="HelveticaNeueLTStd-Bd" style:font-size-complex="9pt" style:font-weight-complex="bold"/>
    </style:style>
    <style:style style:name="T7" style:family="text">
      <style:text-properties fo:color="#000000" loext:opacity="100%" style:font-name="HelveticaNeueLTStd" fo:font-size="8pt" fo:font-weight="normal" style:font-size-asian="8pt" style:font-weight-asian="normal" style:font-name-complex="HelveticaNeueLTStd" style:font-size-complex="8pt" style:font-weight-complex="normal"/>
    </style:style>
    <style:style style:name="T8" style:family="text">
      <style:text-properties fo:color="#000000" loext:opacity="100%" style:font-name="HelveticaNeueLTStd" fo:font-size="10pt" fo:font-weight="normal" style:font-size-asian="10pt" style:font-weight-asian="normal" style:font-name-complex="HelveticaNeueLTStd" style:font-size-complex="10pt" style:font-weight-complex="normal"/>
    </style:style>
    <style:style style:name="T9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/>
    </style:style>
    <style:style style:name="T10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8%"/>
    </style:style>
    <style:style style:name="T11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5%"/>
    </style:style>
    <style:style style:name="T12" style:family="text">
      <style:text-properties fo:color="#000000" loext:opacity="100%" style:font-name="HelveticaNeueLTStd-Bd" fo:font-size="8pt" fo:font-weight="bold" style:font-size-asian="10pt" style:font-weight-asian="bold" style:font-name-complex="HelveticaNeueLTStd-Bd" style:font-size-complex="10pt" style:font-weight-complex="bold"/>
    </style:style>
    <style:style style:name="T13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80%"/>
    </style:style>
    <style:style style:name="gr1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fo:border="none" style:protect="position siz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dash" draw:stroke-dash="Double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protect="position siz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66in" fo:min-width="0.248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0.2555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solid" svg:stroke-width="0.0102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36in" fo:min-width="0.672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9902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1.2602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47in" fo:min-width="1.2693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in" fo:min-width="0.5693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92in" fo:min-width="0.7063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solid" svg:stroke-width="0.0138in" svg:stroke-color="#000000" draw:marker-start="" draw:marker-end="" draw:stroke-linejoin="miter" svg:stroke-linecap="butt" draw:fill="none" fo:padding-top="0.0071in" fo:padding-bottom="0.0071in" fo:padding-left="0.0071in" fo:padding-right="0.0071in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628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9807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8535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solid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26in" fo:min-width="0.4236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26in" fo:min-width="0.3638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26in" fo:min-width="0.9417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9811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1.0591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319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0.9327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4035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1965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3535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1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3.2646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9319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2752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5693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701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3638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6083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3.3429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6472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solid" draw:fill-color="#c0c0c0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589in" fo:padding-top="0in" fo:padding-bottom="0in" fo:padding-left="0in" fo:padding-right="0in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1091in" fo:padding-top="0in" fo:padding-bottom="0in" fo:padding-left="0in" fo:padding-right="0in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1.2945in" fo:padding-top="0in" fo:padding-bottom="0in" fo:padding-left="0in" fo:padding-right="0in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34in" fo:min-width="0.1472in" fo:padding-top="0in" fo:padding-bottom="0in" fo:padding-left="0in" fo:padding-right="0in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5307in" fo:padding-top="0in" fo:padding-bottom="0in" fo:padding-left="0in" fo:padding-right="0in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961in" fo:padding-top="0in" fo:padding-bottom="0in" fo:padding-left="0in" fo:padding-right="0in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1028in" fo:padding-top="0in" fo:padding-bottom="0in" fo:padding-left="0in" fo:padding-right="0in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4319in" fo:padding-top="0in" fo:padding-bottom="0in" fo:padding-left="0in" fo:padding-right="0in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26in" fo:min-width="0.1472in" fo:padding-top="0in" fo:padding-bottom="0in" fo:padding-left="0in" fo:padding-right="0in" style:run-through="foreground"/>
      <style:paragraph-properties style:writing-mode="lr-tb"/>
    </style:style>
    <style:style style:name="gr52" style:family="graphic">
      <style:graphic-properties draw:stroke="dash" draw:stroke-dash="stroke-dash69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425in" fo:padding-top="0in" fo:padding-bottom="0in" fo:padding-left="0in" fo:padding-right="0in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6681in" fo:padding-top="0in" fo:padding-bottom="0in" fo:padding-left="0in" fo:padding-right="0in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008in" fo:padding-top="0in" fo:padding-bottom="0in" fo:padding-left="0in" fo:padding-right="0in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7272in" fo:padding-top="0in" fo:padding-bottom="0in" fo:padding-left="0in" fo:padding-right="0in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846in" fo:padding-top="0in" fo:padding-bottom="0in" fo:padding-left="0in" fo:padding-right="0in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36in" fo:min-width="0.6717in" fo:padding-top="0in" fo:padding-bottom="0in" fo:padding-left="0in" fo:padding-right="0in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6673in" fo:padding-top="0in" fo:padding-bottom="0in" fo:padding-left="0in" fo:padding-right="0in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3339in" fo:padding-top="0in" fo:padding-bottom="0in" fo:padding-left="0in" fo:padding-right="0in" style:run-through="foreground"/>
      <style:paragraph-properties style:writing-mode="lr-tb"/>
    </style:style>
    <style:style style:name="gr61" style:family="graphic">
      <style:graphic-properties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74in" fo:min-width="0.2508in" fo:padding-top="0in" fo:padding-bottom="0in" fo:padding-left="0in" fo:padding-right="0in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0.2575in" fo:padding-top="0in" fo:padding-bottom="0in" fo:padding-left="0in" fo:padding-right="0in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bottom" draw:auto-grow-height="true" draw:auto-grow-width="true" fo:min-height="0.2382in" fo:min-width="0.678in" fo:padding-top="0in" fo:padding-bottom="0in" fo:padding-left="0in" fo:padding-right="0in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9984in" fo:padding-top="0in" fo:padding-bottom="0in" fo:padding-left="0in" fo:padding-right="0in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28in" fo:min-width="1.2709in" fo:padding-top="0in" fo:padding-bottom="0in" fo:padding-left="0in" fo:padding-right="0in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1.2807in" fo:padding-top="0in" fo:padding-bottom="0in" fo:padding-left="0in" fo:padding-right="0in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2in" fo:min-width="0.5744in" fo:padding-top="0in" fo:padding-bottom="0in" fo:padding-left="0in" fo:padding-right="0in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92in" fo:min-width="0.9992in" fo:padding-top="0in" fo:padding-bottom="0in" fo:padding-left="0in" fo:padding-right="0in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6508in" fo:padding-top="0in" fo:padding-bottom="0in" fo:padding-left="0in" fo:padding-right="0in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861in" fo:padding-top="0in" fo:padding-bottom="0in" fo:padding-left="0in" fo:padding-right="0in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992in" fo:padding-top="0in" fo:padding-bottom="0in" fo:padding-left="0in" fo:padding-right="0in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3055in" fo:padding-top="0in" fo:padding-bottom="0in" fo:padding-left="0in" fo:padding-right="0in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0681in" fo:padding-top="0in" fo:padding-bottom="0in" fo:padding-left="0in" fo:padding-right="0in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1374in" fo:padding-top="0in" fo:padding-bottom="0in" fo:padding-left="0in" fo:padding-right="0in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1965in" fo:padding-top="0in" fo:padding-bottom="0in" fo:padding-left="0in" fo:padding-right="0in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1772in" fo:padding-top="0in" fo:padding-bottom="0in" fo:padding-left="0in" fo:padding-right="0in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2563in" fo:padding-top="0in" fo:padding-bottom="0in" fo:padding-left="0in" fo:padding-right="0in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9307in" fo:padding-top="0in" fo:padding-bottom="0in" fo:padding-left="0in" fo:padding-right="0in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898in" fo:padding-top="0in" fo:padding-bottom="0in" fo:padding-left="0in" fo:padding-right="0in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84in" fo:min-width="0.428in" fo:padding-top="0in" fo:padding-bottom="0in" fo:padding-left="0in" fo:padding-right="0in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1in" fo:min-width="1.75in" fo:padding-top="0in" fo:padding-bottom="0in" fo:padding-left="0in" fo:padding-right="0in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3571in" fo:padding-top="0in" fo:padding-bottom="0in" fo:padding-left="0in" fo:padding-right="0in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008in" fo:padding-top="0in" fo:padding-bottom="0in" fo:padding-left="0in" fo:padding-right="0in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3.2925in" fo:padding-top="0in" fo:padding-bottom="0in" fo:padding-left="0in" fo:padding-right="0in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9484in" fo:padding-top="0in" fo:padding-bottom="0in" fo:padding-left="0in" fo:padding-right="0in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78in" fo:padding-top="0in" fo:padding-bottom="0in" fo:padding-left="0in" fo:padding-right="0in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752in" fo:padding-top="0in" fo:padding-bottom="0in" fo:padding-left="0in" fo:padding-right="0in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783in" fo:padding-top="0in" fo:padding-bottom="0in" fo:padding-left="0in" fo:padding-right="0in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744in" fo:padding-top="0in" fo:padding-bottom="0in" fo:padding-left="0in" fo:padding-right="0in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3665in" fo:padding-top="0in" fo:padding-bottom="0in" fo:padding-left="0in" fo:padding-right="0in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622in" fo:padding-top="0in" fo:padding-bottom="0in" fo:padding-left="0in" fo:padding-right="0in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3.3717in" fo:padding-top="0in" fo:padding-bottom="0in" fo:padding-left="0in" fo:padding-right="0in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661in" fo:padding-top="0in" fo:padding-bottom="0in" fo:padding-left="0in" fo:padding-right="0in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098in" fo:padding-top="0in" fo:padding-bottom="0in" fo:padding-left="0in" fo:padding-right="0in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02in" fo:min-width="0.148in" fo:padding-top="0in" fo:padding-bottom="0in" fo:padding-left="0in" fo:padding-right="0in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5516in" fo:padding-top="0in" fo:padding-bottom="0in" fo:padding-left="0in" fo:padding-right="0in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978in" fo:padding-top="0in" fo:padding-bottom="0in" fo:padding-left="0in" fo:padding-right="0in" style:run-through="foreground"/>
      <style:paragraph-properties style:writing-mode="lr-tb"/>
    </style:style>
    <style:style style:name="gr99" style:family="graphic">
      <style:graphic-properties draw:stroke="solid" svg:stroke-width="0.028in" svg:stroke-color="#000000" draw:marker-start="" draw:marker-end="" draw:stroke-linejoin="miter" svg:stroke-linecap="butt" draw:fill="none" fo:padding-top="0.0138in" fo:padding-bottom="0.0138in" fo:padding-left="0.0138in" fo:padding-right="0.0138in" style:run-through="foreground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035in" fo:padding-top="0in" fo:padding-bottom="0in" fo:padding-left="0in" fo:padding-right="0in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7799in" fo:padding-top="0in" fo:padding-bottom="0in" fo:padding-left="0in" fo:padding-right="0in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1in" fo:min-width="0.148in" fo:padding-top="0in" fo:padding-bottom="0in" fo:padding-left="0in" fo:padding-right="0in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5in" fo:padding-top="0in" fo:padding-bottom="0in" fo:padding-left="0in" fo:padding-right="0in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6736in" fo:padding-top="0in" fo:padding-bottom="0in" fo:padding-left="0in" fo:padding-right="0in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047in" fo:padding-top="0in" fo:padding-bottom="0in" fo:padding-left="0in" fo:padding-right="0in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7335in" fo:padding-top="0in" fo:padding-bottom="0in" fo:padding-left="0in" fo:padding-right="0in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1in" fo:min-width="0.1484in" fo:padding-top="0in" fo:padding-bottom="0in" fo:padding-left="0in" fo:padding-right="0in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874in" fo:padding-top="0in" fo:padding-bottom="0in" fo:padding-left="0in" fo:padding-right="0in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36in" fo:min-width="0.678in" fo:padding-top="0in" fo:padding-bottom="0in" fo:padding-left="0in" fo:padding-right="0in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128in" fo:padding-top="0in" fo:padding-bottom="0in" fo:padding-left="0in" fo:padding-right="0in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3445in" fo:padding-top="0in" fo:padding-bottom="0in" fo:padding-left="0in" fo:padding-right="0in" style:run-through="foreground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1099-NEC[b]_f[a][0][0]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1099-NEC[b]_f[b][0][0]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c][0][0]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1][0][0]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d][0][0]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d][1][0]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d][2][0]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e][0][0]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5][0][0]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6][0][0]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7][0][0]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5][1][0]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6][1][0]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7][1][0]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a][0][0]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b][0][0]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c][0][0]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1][0][0]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d][0][0]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d][1][0]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d][2][0]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e][0][0]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4][0][0]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5][0][0]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6][0][0]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7][0][0]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5][1][0]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6][1][0]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7][1][0]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4][0][0]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32" draw:name="Control 30" draw:style-name="gr1" draw:text-style-name="P1" svg:width="2.8504in" svg:height="0.3004in" svg:x="4in" svg:y="3.7201in" draw:control="control30"/>
      <draw:control text:anchor-type="page" text:anchor-page-number="1" draw:z-index="31" draw:name="Control 29" draw:style-name="gr1" draw:text-style-name="P1" svg:width="1.1004in" svg:height="0.2004in" svg:x="6.95in" svg:y="10.0402in" draw:control="control29"/>
      <draw:control text:anchor-type="page" text:anchor-page-number="1" draw:z-index="30" draw:name="Control 28" draw:style-name="gr1" draw:text-style-name="P1" svg:width="1.7406in" svg:height="0.2004in" svg:x="5.05in" svg:y="10.0402in" draw:control="control28"/>
      <draw:control text:anchor-type="page" text:anchor-page-number="1" draw:z-index="29" draw:name="Control 27" draw:style-name="gr1" draw:text-style-name="P1" svg:width="1.0004in" svg:height="0.2004in" svg:x="3.9799in" svg:y="10.0402in" draw:control="control27"/>
      <draw:control text:anchor-type="page" text:anchor-page-number="1" draw:z-index="28" draw:name="Control 26" draw:style-name="gr1" draw:text-style-name="P1" svg:width="1.1004in" svg:height="0.2004in" svg:x="6.95in" svg:y="9.8in" draw:control="control26"/>
      <draw:control text:anchor-type="page" text:anchor-page-number="1" draw:z-index="27" draw:name="Control 25" draw:style-name="gr1" draw:text-style-name="P1" svg:width="1.7406in" svg:height="0.2004in" svg:x="5.05in" svg:y="9.8in" draw:control="control25"/>
      <draw:control text:anchor-type="page" text:anchor-page-number="1" draw:z-index="26" draw:name="Control 24" draw:style-name="gr1" draw:text-style-name="P1" svg:width="1.0004in" svg:height="0.2004in" svg:x="3.9799in" svg:y="9.8in" draw:control="control24"/>
      <draw:control text:anchor-type="page" text:anchor-page-number="1" draw:z-index="25" draw:name="Control 23" draw:style-name="gr1" draw:text-style-name="P1" svg:width="2.8004in" svg:height="0.3004in" svg:x="3.9799in" svg:y="9.2201in" draw:control="control23"/>
      <draw:control text:anchor-type="page" text:anchor-page-number="1" draw:z-index="24" draw:name="Control 22" draw:style-name="gr1" draw:text-style-name="P1" svg:width="2.8504in" svg:height="0.3004in" svg:x="0.3201in" svg:y="9.9201in" draw:control="control22"/>
      <draw:control text:anchor-type="page" text:anchor-page-number="1" draw:z-index="23" draw:name="Control 21" draw:style-name="gr2" draw:text-style-name="P1" svg:width="3.5004in" svg:height="0.3004in" svg:x="0.3201in" svg:y="9.45in" draw:control="control21"/>
      <draw:control text:anchor-type="page" text:anchor-page-number="1" draw:z-index="22" draw:name="Control 20" draw:style-name="gr3" draw:text-style-name="P2" svg:width="3.5004in" svg:height="0.3004in" svg:x="0.3201in" svg:y="9in" draw:control="control20"/>
      <draw:control text:anchor-type="page" text:anchor-page-number="1" draw:z-index="21" draw:name="Control 19" draw:style-name="gr1" draw:text-style-name="P1" svg:width="3.5004in" svg:height="0.5504in" svg:x="0.3201in" svg:y="8.3in" draw:control="control19"/>
      <draw:control text:anchor-type="page" text:anchor-page-number="1" draw:z-index="20" draw:name="Control 18" draw:style-name="gr1" draw:text-style-name="P1" svg:width="2.8004in" svg:height="0.3004in" svg:x="3.9799in" svg:y="7.8201in" draw:control="control18"/>
      <draw:control text:anchor-type="page" text:anchor-page-number="1" draw:z-index="19" draw:name="Control 17" draw:style-name="gr1" draw:text-style-name="P1" svg:width="1.7004in" svg:height="0.3004in" svg:x="2.1201in" svg:y="7.8201in" draw:control="control17"/>
      <draw:control text:anchor-type="page" text:anchor-page-number="1" draw:z-index="18" draw:name="Control 16" draw:style-name="gr1" draw:text-style-name="P1" svg:width="1.7004in" svg:height="0.3004in" svg:x="0.3201in" svg:y="7.8201in" draw:control="control16"/>
      <draw:control text:anchor-type="page" text:anchor-page-number="1" draw:z-index="17" draw:name="Control 15" draw:style-name="gr1" draw:text-style-name="P1" svg:width="3.5004in" svg:height="1.0004in" svg:x="0.3201in" svg:y="6.6201in" draw:control="control15"/>
      <draw:control text:anchor-type="page" text:anchor-page-number="1" draw:z-index="16" draw:name="Control 14" draw:style-name="gr1" draw:text-style-name="P1" svg:width="1.1004in" svg:height="0.2004in" svg:x="7in" svg:y="4.5402in" draw:control="control14"/>
      <draw:control text:anchor-type="page" text:anchor-page-number="1" draw:z-index="15" draw:name="Control 13" draw:style-name="gr1" draw:text-style-name="P1" svg:width="1.7504in" svg:height="0.2004in" svg:x="5.0902in" svg:y="4.5402in" draw:control="control13"/>
      <draw:control text:anchor-type="page" text:anchor-page-number="1" draw:z-index="14" draw:name="Control 12" draw:style-name="gr1" draw:text-style-name="P1" svg:width="1.0303in" svg:height="0.2004in" svg:x="4in" svg:y="4.5402in" draw:control="control12"/>
      <draw:control text:anchor-type="page" text:anchor-page-number="1" draw:z-index="13" draw:name="Control 11" draw:style-name="gr1" draw:text-style-name="P1" svg:width="1.1004in" svg:height="0.2004in" svg:x="7in" svg:y="4.3in" draw:control="control11"/>
      <draw:control text:anchor-type="page" text:anchor-page-number="1" draw:z-index="12" draw:name="Control 10" draw:style-name="gr1" draw:text-style-name="P1" svg:width="1.7504in" svg:height="0.2004in" svg:x="5.0902in" svg:y="4.3in" draw:control="control10"/>
      <draw:control text:anchor-type="page" text:anchor-page-number="1" draw:z-index="11" draw:name="Control 9" draw:style-name="gr1" draw:text-style-name="P1" svg:width="1.0303in" svg:height="0.2004in" svg:x="4in" svg:y="4.3in" draw:control="control9"/>
      <draw:control text:anchor-type="page" text:anchor-page-number="1" draw:z-index="10" draw:name="Control 8" draw:style-name="gr1" draw:text-style-name="P1" svg:width="3.5004in" svg:height="0.3004in" svg:x="0.3201in" svg:y="4.4299in" draw:control="control8"/>
      <draw:control text:anchor-type="page" text:anchor-page-number="1" draw:z-index="9" draw:name="Control 7" draw:style-name="gr1" draw:text-style-name="P1" svg:width="3.5004in" svg:height="0.3004in" svg:x="0.3201in" svg:y="3.9598in" draw:control="control7"/>
      <draw:control text:anchor-type="page" text:anchor-page-number="1" draw:z-index="8" draw:name="Control 6" draw:style-name="gr1" draw:text-style-name="P1" svg:width="3.5004in" svg:height="0.3004in" svg:x="0.3201in" svg:y="3.5in" draw:control="control6"/>
      <draw:control text:anchor-type="page" text:anchor-page-number="1" draw:z-index="7" draw:name="Control 5" draw:style-name="gr1" draw:text-style-name="P1" svg:width="3.5004in" svg:height="0.5504in" svg:x="0.3201in" svg:y="2.8in" draw:control="control5"/>
      <draw:control text:anchor-type="page" text:anchor-page-number="1" draw:z-index="6" draw:name="Control 4" draw:style-name="gr1" draw:text-style-name="P1" svg:width="2.8504in" svg:height="0.3004in" svg:x="4in" svg:y="2.3201in" draw:control="control4"/>
      <draw:control text:anchor-type="page" text:anchor-page-number="1" draw:z-index="5" draw:name="Control 3" draw:style-name="gr1" draw:text-style-name="P1" svg:width="1.7004in" svg:height="0.3004in" svg:x="2.1201in" svg:y="2.3201in" draw:control="control3"/>
      <draw:control text:anchor-type="page" text:anchor-page-number="1" draw:z-index="4" draw:name="Control 2" draw:style-name="gr1" draw:text-style-name="P1" svg:width="1.7004in" svg:height="0.3004in" svg:x="0.3201in" svg:y="2.3201in" draw:control="control2"/>
      <draw:control text:anchor-type="page" text:anchor-page-number="1" draw:z-index="3" draw:name="Control 1" draw:style-name="gr4" draw:text-style-name="P1" svg:width="3.5004in" svg:height="1.0004in" svg:x="0.3201in" svg:y="1.1in" draw:control="control1"/>
      <draw:g text:anchor-type="page" text:anchor-page-number="1" draw:z-index="1" draw:name="Group object 2" draw:style-name="gr6">
        <draw:frame draw:style-name="gr7" draw:text-style-name="P5" svg:width="0.248in" svg:height="0.287in" svg:x="0.2575in" svg:y="6in">
          <draw:text-box>
            <text:p text:style-name="P4"><text:span text:style-name="T1"><text:s text:c="5"/></text:span></text:p>
          </draw:text-box>
        </draw:frame>
        <draw:frame draw:style-name="gr8" draw:text-style-name="P6" svg:width="0.2559in" svg:height="0.1953in" svg:x="5.3772in" svg:y="6.6319in">
          <draw:text-box>
            <text:p text:style-name="P4"><text:span text:style-name="T2">Form</text:span></text:p>
          </draw:text-box>
        </draw:frame>
        <draw:line draw:style-name="gr9" draw:text-style-name="P7" svg:x1="5.3327in" svg:y1="7.2035in" svg:x2="6.4004in" svg:y2="7.2035in">
          <text:p/>
        </draw:line>
        <draw:frame draw:style-name="gr10" draw:text-style-name="P8" svg:width="0.6724in" svg:height="0.224in" svg:x="5.6134in" svg:y="6.5945in">
          <draw:text-box>
            <text:p text:style-name="P4"><text:span text:style-name="T3"><text:s/></text:span><text:span text:style-name="T3">1099-NEC</text:span></text:p>
          </draw:text-box>
        </draw:frame>
        <draw:line draw:style-name="gr9" draw:text-style-name="P7" svg:x1="6.3913in" svg:y1="7.6732in" svg:x2="7.9882in" svg:y2="7.6732in">
          <text:p/>
        </draw:line>
        <draw:line draw:style-name="gr9" draw:text-style-name="P7" svg:x1="6.3969in" svg:y1="6.2598in" svg:x2="6.3969in" svg:y2="7.6803in">
          <text:p/>
        </draw:line>
        <draw:frame draw:style-name="gr11" draw:text-style-name="P6" svg:width="0.9906in" svg:height="0.1961in" svg:x="5.4134in" svg:y="6.9709in">
          <draw:text-box>
            <text:p text:style-name="P4"><text:span text:style-name="T2">(Rev. January 2024)</text:span></text:p>
          </draw:text-box>
        </draw:frame>
        <draw:frame draw:style-name="gr12" draw:text-style-name="P9" svg:width="1.2606in" svg:height="0.3039in" svg:x="6.922in" svg:y="6.6563in">
          <draw:text-box>
            <text:p text:style-name="P4"><text:span text:style-name="T4">Nonemployee </text:span></text:p>
          </draw:text-box>
        </draw:frame>
        <draw:line draw:style-name="gr9" draw:text-style-name="P7" svg:x1="6.8205in" svg:y1="7.6681in" svg:x2="6.8205in" svg:y2="8.1472in">
          <text:p/>
        </draw:line>
        <draw:frame draw:style-name="gr13" draw:text-style-name="P9" svg:width="1.2697in" svg:height="0.3051in" svg:x="6.8591in" svg:y="6.9138in">
          <draw:text-box>
            <text:p text:style-name="P4"><text:span text:style-name="T4">Compensation</text:span></text:p>
          </draw:text-box>
        </draw:frame>
        <draw:line draw:style-name="gr9" draw:text-style-name="P7" svg:x1="6.8205in" svg:y1="7.9028in" svg:x2="6.8205in" svg:y2="8.3819in">
          <text:p/>
        </draw:line>
        <draw:frame draw:style-name="gr14" draw:text-style-name="P5" svg:width="0.5697in" svg:height="0.2894in" svg:x="7.1693in" svg:y="7.6925in">
          <draw:text-box>
            <text:p text:style-name="P4"><text:span text:style-name="T5">Copy C</text:span></text:p>
          </draw:text-box>
        </draw:frame>
        <draw:frame draw:style-name="gr15" draw:text-style-name="P10" svg:width="0.7067in" svg:height="0.2496in" svg:x="7.1693in" svg:y="8.0028in">
          <draw:text-box>
            <text:p text:style-name="P4"><text:span text:style-name="T6">For Payer</text:span></text:p>
          </draw:text-box>
        </draw:frame>
        <draw:line draw:style-name="gr16" draw:text-style-name="P7" svg:x1="5.3327in" svg:y1="6.265in" svg:x2="6.4004in" svg:y2="6.265in">
          <text:p/>
        </draw:line>
        <draw:frame draw:style-name="gr17" draw:text-style-name="P6" svg:width="2.628in" svg:height="0.1969in" svg:x="5.4839in" svg:y="10.3035in">
          <draw:text-box>
            <text:p text:style-name="P4"><text:span text:style-name="T2">Department of the Treasury - Internal Revenue Service</text:span></text:p>
          </draw:text-box>
        </draw:frame>
        <draw:line draw:style-name="gr9" draw:text-style-name="P7" svg:x1="5.3327in" svg:y1="7.6732in" svg:x2="6.4004in" svg:y2="7.6732in">
          <text:p/>
        </draw:line>
        <draw:frame draw:style-name="gr18" draw:text-style-name="P6" svg:width="0.9807in" svg:height="0.1976in" svg:x="5.3902in" svg:y="6.2937in">
          <draw:text-box>
            <text:p text:style-name="P4"><text:span text:style-name="T2">OMB No. 1545-0116</text:span></text:p>
          </draw:text-box>
        </draw:frame>
        <draw:frame draw:style-name="gr19" draw:text-style-name="P6" svg:width="0.8539in" svg:height="0.1969in" svg:x="5.4661in" svg:y="7.2138in">
          <draw:text-box>
            <text:p text:style-name="P4"><text:span text:style-name="T2">For calendar year</text:span></text:p>
          </draw:text-box>
        </draw:frame>
        <draw:polygon draw:style-name="gr20" draw:text-style-name="P7" svg:width="0.1469in" svg:height="0.1957in" svg:x="2.2689in" svg:y="6.0398in" svg:viewBox="0 0 374 498" draw:points="0,498 374,498 374,0 0,0">
          <text:p/>
        </draw:polygon>
        <draw:frame draw:style-name="gr21" draw:text-style-name="P8" svg:width="0.424in" svg:height="0.213in" svg:x="5.7083in" svg:y="7.402in">
          <draw:text-box>
            <text:p text:style-name="P4"><text:span text:style-name="T7">2024</text:span></text:p>
          </draw:text-box>
        </draw:frame>
        <draw:polygon draw:style-name="gr20" draw:text-style-name="P7" svg:width="0.1469in" svg:height="0.1957in" svg:x="3.1154in" svg:y="6.0398in" svg:viewBox="0 0 374 498" draw:points="0,498 374,498 374,0 0,0">
          <text:p/>
        </draw:polygon>
        <draw:frame draw:style-name="gr22" draw:text-style-name="P5" svg:width="0.3642in" svg:height="0.263in" svg:x="2.4807in" svg:y="6in">
          <draw:text-box>
            <text:p text:style-name="P4"><text:span text:style-name="T8">VOID</text:span></text:p>
          </draw:text-box>
        </draw:frame>
        <draw:line draw:style-name="gr9" draw:text-style-name="P7" svg:x1="6.8146in" svg:y1="9.55in" svg:x2="7.9882in" svg:y2="9.55in">
          <text:p/>
        </draw:line>
        <draw:frame draw:style-name="gr23" draw:text-style-name="P5" svg:width="0.9421in" svg:height="0.263in" svg:x="3.3272in" svg:y="6in">
          <draw:text-box>
            <text:p text:style-name="P4"><text:span text:style-name="T8">CORRECTED</text:span></text:p>
          </draw:text-box>
        </draw:frame>
        <draw:frame draw:style-name="gr24" draw:text-style-name="P6" svg:width="0.9815in" svg:height="0.1976in" svg:x="7.0811in" svg:y="8.4299in">
          <draw:text-box>
            <text:p text:style-name="P4"><text:span text:style-name="T2">For Privacy Act and </text:span></text:p>
          </draw:text-box>
        </draw:frame>
        <draw:frame draw:style-name="gr25" draw:text-style-name="P6" svg:width="1.0594in" svg:height="0.1976in" svg:x="6.9882in" svg:y="8.5665in">
          <draw:text-box>
            <text:p text:style-name="P4"><text:span text:style-name="T2">Paperwork Reduction </text:span></text:p>
          </draw:text-box>
        </draw:frame>
        <draw:frame draw:style-name="gr26" draw:text-style-name="P6" svg:width="0.9323in" svg:height="0.1969in" svg:x="7.1098in" svg:y="8.7043in">
          <draw:text-box>
            <text:p text:style-name="P4"><text:span text:style-name="T2">Act Notice, see the </text:span></text:p>
          </draw:text-box>
        </draw:frame>
        <draw:frame draw:style-name="gr27" draw:text-style-name="P6" svg:width="0.9331in" svg:height="0.1953in" svg:x="7.2165in" svg:y="8.8417in">
          <draw:text-box>
            <text:p text:style-name="P4"><text:span text:style-name="T9">current</text:span><text:span text:style-name="T2"> </text:span><text:span text:style-name="T9">General</text:span><text:span text:style-name="T2"> </text:span></text:p>
          </draw:text-box>
        </draw:frame>
        <draw:frame draw:style-name="gr28" draw:text-style-name="P6" svg:width="1.4039in" svg:height="0.1953in" svg:x="6.8465in" svg:y="8.9783in">
          <draw:text-box>
            <text:p text:style-name="P4"><text:span text:style-name="T9">Instructions for</text:span><text:span text:style-name="T2"> </text:span><text:span text:style-name="T9">Certain </text:span></text:p>
          </draw:text-box>
        </draw:frame>
        <draw:line draw:style-name="gr16" draw:text-style-name="P7" svg:x1="0.25in" svg:y1="6.265in" svg:x2="3.8618in" svg:y2="6.265in">
          <text:p/>
        </draw:line>
        <draw:line draw:style-name="gr9" draw:text-style-name="P7" svg:x1="0.25in" svg:y1="7.6732in" svg:x2="3.8618in" svg:y2="7.6732in">
          <text:p/>
        </draw:line>
        <draw:line draw:style-name="gr16" draw:text-style-name="P7" svg:x1="0.2575in" svg:y1="6.2551in" svg:x2="0.2575in" svg:y2="7.6803in">
          <text:p/>
        </draw:line>
        <draw:frame draw:style-name="gr29" draw:text-style-name="P6" svg:width="1.1969in" svg:height="0.1953in" svg:x="6.9728in" svg:y="9.1154in">
          <draw:text-box>
            <text:p text:style-name="P4"><text:span text:style-name="T9">Information</text:span><text:span text:style-name="T2"> </text:span><text:span text:style-name="T9">Returns.</text:span></text:p>
          </draw:text-box>
        </draw:frame>
        <draw:frame draw:style-name="gr30" draw:text-style-name="P6" svg:width="0.3539in" svg:height="0.1976in" svg:x="0.3161in" svg:y="6.2744in">
          <draw:text-box>
            <text:p text:style-name="P4"><text:span text:style-name="T2">PAYER</text:span></text:p>
          </draw:text-box>
        </draw:frame>
        <draw:frame draw:style-name="gr31" draw:text-style-name="P6" svg:width="0.1004in" svg:height="0.1976in" svg:x="0.65in" svg:y="6.2744in">
          <draw:text-box>
            <text:p text:style-name="P4"><text:span text:style-name="T10">’</text:span></text:p>
          </draw:text-box>
        </draw:frame>
        <draw:frame draw:style-name="gr32" draw:text-style-name="P6" svg:width="3.265in" svg:height="0.1976in" svg:x="0.678in" svg:y="6.2744in">
          <draw:text-box>
            <text:p text:style-name="P4"><text:span text:style-name="T2">S name, street address, city or town, state or province, country, ZIP </text:span></text:p>
          </draw:text-box>
        </draw:frame>
        <draw:line draw:style-name="gr9" draw:text-style-name="P7" svg:x1="0.25in" svg:y1="8.1421in" svg:x2="2.0626in" svg:y2="8.1421in">
          <text:p/>
        </draw:line>
        <draw:line draw:style-name="gr16" draw:text-style-name="P7" svg:x1="0.2575in" svg:y1="7.663in" svg:x2="0.2575in" svg:y2="8.1492in">
          <text:p/>
        </draw:line>
        <draw:frame draw:style-name="gr33" draw:text-style-name="P6" svg:width="1.9323in" svg:height="0.1953in" svg:x="0.3161in" svg:y="6.4402in">
          <draw:text-box>
            <text:p text:style-name="P4"><text:span text:style-name="T2">or foreign postal code, and telephone no.</text:span></text:p>
          </draw:text-box>
        </draw:frame>
        <draw:frame draw:style-name="gr30" draw:text-style-name="P6" svg:width="0.3539in" svg:height="0.1976in" svg:x="0.3161in" svg:y="7.6827in">
          <draw:text-box>
            <text:p text:style-name="P4"><text:span text:style-name="T2">PAYER</text:span></text:p>
          </draw:text-box>
        </draw:frame>
        <draw:frame draw:style-name="gr31" draw:text-style-name="P6" svg:width="0.1004in" svg:height="0.1976in" svg:x="0.65in" svg:y="7.6827in">
          <draw:text-box>
            <text:p text:style-name="P4"><text:span text:style-name="T10">’</text:span></text:p>
          </draw:text-box>
        </draw:frame>
        <draw:line draw:style-name="gr9" draw:text-style-name="P7" svg:x1="2.0512in" svg:y1="8.1421in" svg:x2="3.8618in" svg:y2="8.1421in">
          <text:p/>
        </draw:line>
        <draw:line draw:style-name="gr9" draw:text-style-name="P7" svg:x1="2.0571in" svg:y1="7.663in" svg:x2="2.0571in" svg:y2="8.1492in">
          <text:p/>
        </draw:line>
        <draw:frame draw:style-name="gr34" draw:text-style-name="P6" svg:width="0.2752in" svg:height="0.1976in" svg:x="0.678in" svg:y="7.6827in">
          <draw:text-box>
            <text:p text:style-name="P4"><text:span text:style-name="T2">S TIN</text:span></text:p>
          </draw:text-box>
        </draw:frame>
        <draw:frame draw:style-name="gr35" draw:text-style-name="P6" svg:width="0.5697in" svg:height="0.1976in" svg:x="2.1161in" svg:y="7.6827in">
          <draw:text-box>
            <text:p text:style-name="P4"><text:span text:style-name="T2">RECIPIENT</text:span></text:p>
          </draw:text-box>
        </draw:frame>
        <draw:frame draw:style-name="gr31" draw:text-style-name="P6" svg:width="0.1004in" svg:height="0.1976in" svg:x="2.6398in" svg:y="7.6827in">
          <draw:text-box>
            <text:p text:style-name="P4"><text:span text:style-name="T10">’</text:span></text:p>
          </draw:text-box>
        </draw:frame>
        <draw:line draw:style-name="gr16" draw:text-style-name="P7" svg:x1="0.2575in" svg:y1="8.1327in" svg:x2="0.2575in" svg:y2="8.8535in">
          <text:p/>
        </draw:line>
        <draw:frame draw:style-name="gr34" draw:text-style-name="P6" svg:width="0.2752in" svg:height="0.1976in" svg:x="2.6681in" svg:y="7.6827in">
          <draw:text-box>
            <text:p text:style-name="P4"><text:span text:style-name="T2">S TIN</text:span></text:p>
          </draw:text-box>
        </draw:frame>
        <draw:frame draw:style-name="gr36" draw:text-style-name="P6" svg:width="0.5705in" svg:height="0.1969in" svg:x="0.3161in" svg:y="8.152in">
          <draw:text-box>
            <text:p text:style-name="P4"><text:span text:style-name="T2">RECIPIENT</text:span></text:p>
          </draw:text-box>
        </draw:frame>
        <draw:frame draw:style-name="gr37" draw:text-style-name="P6" svg:width="0.1004in" svg:height="0.1969in" svg:x="0.8402in" svg:y="8.152in">
          <draw:text-box>
            <text:p text:style-name="P4"><text:span text:style-name="T10">’</text:span></text:p>
          </draw:text-box>
        </draw:frame>
        <draw:line draw:style-name="gr16" draw:text-style-name="P7" svg:x1="0.2575in" svg:y1="8.8366in" svg:x2="0.2575in" svg:y2="9.3228in">
          <text:p/>
        </draw:line>
        <draw:frame draw:style-name="gr38" draw:text-style-name="P6" svg:width="0.3642in" svg:height="0.1969in" svg:x="0.8681in" svg:y="8.152in">
          <draw:text-box>
            <text:p text:style-name="P4"><text:span text:style-name="T2">S name</text:span></text:p>
          </draw:text-box>
        </draw:frame>
        <draw:line draw:style-name="gr9" draw:text-style-name="P7" svg:x1="0.25in" svg:y1="9.785in" svg:x2="3.8618in" svg:y2="9.785in">
          <text:p/>
        </draw:line>
        <draw:line draw:style-name="gr16" draw:text-style-name="P7" svg:x1="0.2575in" svg:y1="9.3055in" svg:x2="0.2575in" svg:y2="9.7921in">
          <text:p/>
        </draw:line>
        <draw:frame draw:style-name="gr39" draw:text-style-name="P6" svg:width="1.6087in" svg:height="0.1969in" svg:x="0.3161in" svg:y="8.8563in">
          <draw:text-box>
            <text:p text:style-name="P4"><text:span text:style-name="T2">Street address (including apt. no.)</text:span></text:p>
          </draw:text-box>
        </draw:frame>
        <draw:line draw:style-name="gr16" draw:text-style-name="P7" svg:x1="0.25in" svg:y1="10.2543in" svg:x2="3.2268in" svg:y2="10.2543in">
          <text:p/>
        </draw:line>
        <draw:line draw:style-name="gr16" draw:text-style-name="P7" svg:x1="0.2575in" svg:y1="9.7752in" svg:x2="0.2575in" svg:y2="10.2642in">
          <text:p/>
        </draw:line>
        <draw:frame draw:style-name="gr40" draw:text-style-name="P6" svg:width="3.3433in" svg:height="0.1976in" svg:x="0.3161in" svg:y="9.3252in">
          <draw:text-box>
            <text:p text:style-name="P4"><text:span text:style-name="T2">City or town, state or province, country, and ZIP or foreign postal code</text:span></text:p>
          </draw:text-box>
        </draw:frame>
        <draw:line draw:style-name="gr16" draw:text-style-name="P7" svg:x1="3.2157in" svg:y1="10.2543in" svg:x2="3.8598in" svg:y2="10.2543in">
          <text:p/>
        </draw:line>
        <draw:line draw:style-name="gr9" draw:text-style-name="P7" svg:x1="3.2213in" svg:y1="9.7803in" svg:x2="3.2213in" svg:y2="10.2642in">
          <text:p/>
        </draw:line>
        <draw:frame draw:style-name="gr41" draw:text-style-name="P6" svg:width="1.6476in" svg:height="0.1961in" svg:x="0.3161in" svg:y="9.7953in">
          <draw:text-box>
            <text:p text:style-name="P4"><text:span text:style-name="T2">Account number (see instructions)</text:span></text:p>
          </draw:text-box>
        </draw:frame>
        <draw:polygon draw:style-name="gr20" draw:text-style-name="P7" svg:width="0.1177in" svg:height="0.1571in" svg:x="3.4622in" svg:y="10.0587in" svg:viewBox="0 0 300 400" draw:points="0,400 300,400 300,0 0,0">
          <text:p/>
        </draw:polygon>
        <draw:polygon draw:style-name="gr42" draw:text-style-name="P11" svg:width="1.4819in" svg:height="1.4083in" svg:x="3.8567in" svg:y="6.265in" svg:viewBox="0 0 3765 3578" draw:points="0,3578 3765,3578 3765,0 0,0">
          <text:p/>
        </draw:polygon>
        <draw:line draw:style-name="gr16" draw:text-style-name="P7" svg:x1="3.8508in" svg:y1="6.265in" svg:x2="5.3441in" svg:y2="6.265in">
          <text:p/>
        </draw:line>
        <draw:line draw:style-name="gr9" draw:text-style-name="P7" svg:x1="3.8508in" svg:y1="7.6732in" svg:x2="5.3441in" svg:y2="7.6732in">
          <text:p/>
        </draw:line>
        <draw:line draw:style-name="gr9" draw:text-style-name="P7" svg:x1="5.3386in" svg:y1="6.2551in" svg:x2="5.3386in" svg:y2="7.6803in">
          <text:p/>
        </draw:line>
        <draw:line draw:style-name="gr9" draw:text-style-name="P7" svg:x1="3.8567in" svg:y1="6.2551in" svg:x2="3.8567in" svg:y2="7.6803in">
          <text:p/>
        </draw:line>
        <draw:line draw:style-name="gr9" draw:text-style-name="P7" svg:x1="3.8567in" svg:y1="7.6681in" svg:x2="3.8567in" svg:y2="7.9126in">
          <text:p/>
        </draw:line>
        <draw:frame draw:style-name="gr43" draw:text-style-name="P6" svg:width="0.5894in" svg:height="0.1961in" svg:x="3.2535in" svg:y="9.7756in">
          <draw:text-box>
            <text:p text:style-name="P4"><text:span text:style-name="T2">2nd TIN not.</text:span></text:p>
          </draw:text-box>
        </draw:frame>
        <draw:frame draw:style-name="gr44" draw:text-style-name="P6" svg:width="0.1094in" svg:height="0.1976in" svg:x="3.9445in" svg:y="7.6827in">
          <draw:text-box>
            <text:p text:style-name="P4"><text:span text:style-name="T9">1 </text:span></text:p>
          </draw:text-box>
        </draw:frame>
        <draw:line draw:style-name="gr9" draw:text-style-name="P7" svg:x1="6.8205in" svg:y1="7.9028in" svg:x2="6.8205in" svg:y2="8.1496in">
          <text:p/>
        </draw:line>
        <draw:line draw:style-name="gr9" draw:text-style-name="P7" svg:x1="3.8567in" svg:y1="7.9028in" svg:x2="3.8567in" svg:y2="8.1496in">
          <text:p/>
        </draw:line>
        <draw:frame draw:style-name="gr45" draw:text-style-name="P6" svg:width="1.2949in" svg:height="0.1976in" svg:x="4.0307in" svg:y="7.6827in">
          <draw:text-box>
            <text:p text:style-name="P4"><text:span text:style-name="T11">Nonemployee compensation</text:span></text:p>
          </draw:text-box>
        </draw:frame>
        <draw:line draw:style-name="gr9" draw:text-style-name="P7" svg:x1="3.8508in" svg:y1="8.1421in" svg:x2="6.6122in" svg:y2="8.1421in">
          <text:p/>
        </draw:line>
        <draw:line draw:style-name="gr9" draw:text-style-name="P7" svg:x1="3.8567in" svg:y1="8.135in" svg:x2="3.8567in" svg:y2="8.6169in">
          <text:p/>
        </draw:line>
        <draw:frame draw:style-name="gr46" draw:text-style-name="P5" svg:width="0.1476in" svg:height="0.2634in" svg:x="3.8807in" svg:y="7.878in">
          <draw:text-box>
            <text:p text:style-name="P4"><text:span text:style-name="T8">$</text:span></text:p>
          </draw:text-box>
        </draw:frame>
        <draw:frame draw:style-name="gr47" draw:text-style-name="P6" svg:width="2.5307in" svg:height="0.1969in" svg:x="3.9445in" svg:y="8.152in">
          <draw:text-box>
            <text:p text:style-name="P4"><text:span text:style-name="T9">2 </text:span><text:span text:style-name="T2">Payer made direct sales totaling $5,000 or more of </text:span></text:p>
          </draw:text-box>
        </draw:frame>
        <draw:line draw:style-name="gr9" draw:text-style-name="P7" svg:x1="6.6051in" svg:y1="8.1421in" svg:x2="6.826in" svg:y2="8.1421in">
          <text:p/>
        </draw:line>
        <draw:line draw:style-name="gr9" draw:text-style-name="P7" svg:x1="6.8205in" svg:y1="8.135in" svg:x2="6.8205in" svg:y2="8.6169in">
          <text:p/>
        </draw:line>
        <draw:polygon draw:style-name="gr20" draw:text-style-name="P7" svg:width="0.1181in" svg:height="0.1571in" svg:x="6.6583in" svg:y="8.2984in" svg:viewBox="0 0 301 400" draw:points="0,400 301,400 301,0 0,0">
          <text:p/>
        </draw:polygon>
        <draw:line draw:style-name="gr9" draw:text-style-name="P7" svg:x1="3.8508in" svg:y1="8.6114in" svg:x2="4.0717in" svg:y2="8.6114in">
          <text:p/>
        </draw:line>
        <draw:line draw:style-name="gr9" draw:text-style-name="P7" svg:x1="3.8567in" svg:y1="8.6043in" svg:x2="3.8567in" svg:y2="8.8512in">
          <text:p/>
        </draw:line>
        <draw:frame draw:style-name="gr48" draw:text-style-name="P6" svg:width="1.9614in" svg:height="0.1961in" svg:x="4.0327in" svg:y="8.3165in">
          <draw:text-box>
            <text:p text:style-name="P4"><text:span text:style-name="T2">consumer products to recipient for resale</text:span></text:p>
          </draw:text-box>
        </draw:frame>
        <draw:polygon draw:style-name="gr42" draw:text-style-name="P11" svg:width="2.7524in" svg:height="0.2346in" svg:x="4.0681in" svg:y="8.6114in" svg:viewBox="0 0 6992 597" draw:points="0,597 6992,597 6992,0 0,0">
          <text:p/>
        </draw:polygon>
        <draw:line draw:style-name="gr9" draw:text-style-name="P7" svg:x1="4.0622in" svg:y1="8.6114in" svg:x2="6.8256in" svg:y2="8.6114in">
          <text:p/>
        </draw:line>
        <draw:line draw:style-name="gr9" draw:text-style-name="P7" svg:x1="6.8205in" svg:y1="8.6043in" svg:x2="6.8205in" svg:y2="8.8512in">
          <text:p/>
        </draw:line>
        <draw:polygon draw:style-name="gr42" draw:text-style-name="P11" svg:width="2.9638in" svg:height="0.235in" svg:x="3.8567in" svg:y="8.8461in" svg:viewBox="0 0 7529 598" draw:points="0,598 7529,598 7529,0 0,0">
          <text:p/>
        </draw:polygon>
        <draw:line draw:style-name="gr9" draw:text-style-name="P7" svg:x1="3.8508in" svg:y1="9.0811in" svg:x2="6.826in" svg:y2="9.0811in">
          <text:p/>
        </draw:line>
        <draw:line draw:style-name="gr9" draw:text-style-name="P7" svg:x1="6.8205in" svg:y1="8.8409in" svg:x2="6.8205in" svg:y2="9.0882in">
          <text:p/>
        </draw:line>
        <draw:line draw:style-name="gr9" draw:text-style-name="P7" svg:x1="3.8567in" svg:y1="8.8409in" svg:x2="3.8567in" svg:y2="9.0882in">
          <text:p/>
        </draw:line>
        <draw:line draw:style-name="gr9" draw:text-style-name="P7" svg:x1="6.8205in" svg:y1="9.076in" svg:x2="6.8205in" svg:y2="9.3205in">
          <text:p/>
        </draw:line>
        <draw:line draw:style-name="gr9" draw:text-style-name="P7" svg:x1="3.8567in" svg:y1="9.076in" svg:x2="3.8567in" svg:y2="9.3205in">
          <text:p/>
        </draw:line>
        <draw:frame draw:style-name="gr49" draw:text-style-name="P6" svg:width="0.1031in" svg:height="0.1976in" svg:x="3.9445in" svg:y="8.6209in">
          <draw:text-box>
            <text:p text:style-name="P4"><text:span text:style-name="T9">3</text:span></text:p>
          </draw:text-box>
        </draw:frame>
        <draw:line draw:style-name="gr9" draw:text-style-name="P7" svg:x1="3.8508in" svg:y1="9.55in" svg:x2="6.826in" svg:y2="9.55in">
          <text:p/>
        </draw:line>
        <draw:line draw:style-name="gr9" draw:text-style-name="P7" svg:x1="6.8205in" svg:y1="9.3106in" svg:x2="6.8205in" svg:y2="9.5575in">
          <text:p/>
        </draw:line>
        <draw:line draw:style-name="gr9" draw:text-style-name="P7" svg:x1="3.8567in" svg:y1="9.3106in" svg:x2="3.8567in" svg:y2="9.5575in">
          <text:p/>
        </draw:line>
        <draw:frame draw:style-name="gr50" draw:text-style-name="P6" svg:width="1.4323in" svg:height="0.1961in" svg:x="3.9445in" svg:y="9.0909in">
          <draw:text-box>
            <text:p text:style-name="P4"><text:span text:style-name="T9">4 </text:span><text:span text:style-name="T2">Federal income tax withheld</text:span></text:p>
          </draw:text-box>
        </draw:frame>
        <draw:line draw:style-name="gr16" draw:text-style-name="P7" svg:x1="3.8508in" svg:y1="10.2543in" svg:x2="5.0244in" svg:y2="10.2543in">
          <text:p/>
        </draw:line>
        <draw:line draw:style-name="gr9" draw:text-style-name="P7" svg:x1="3.8567in" svg:y1="9.5429in" svg:x2="3.8567in" svg:y2="10.2642in">
          <text:p/>
        </draw:line>
        <draw:frame draw:style-name="gr51" draw:text-style-name="P5" svg:width="0.1476in" svg:height="0.263in" svg:x="3.8807in" svg:y="9.2854in">
          <draw:text-box>
            <text:p text:style-name="P4"><text:span text:style-name="T8">$</text:span></text:p>
          </draw:text-box>
        </draw:frame>
        <draw:line draw:style-name="gr52" draw:text-style-name="P7" svg:x1="3.8508in" svg:y1="10.0197in" svg:x2="5.0264in" svg:y2="10.0197in">
          <text:p/>
        </draw:line>
        <draw:frame draw:style-name="gr53" draw:text-style-name="P6" svg:width="0.9425in" svg:height="0.1969in" svg:x="3.9445in" svg:y="9.5602in">
          <draw:text-box>
            <text:p text:style-name="P4"><text:span text:style-name="T9">5 </text:span><text:span text:style-name="T2">State tax withheld</text:span></text:p>
          </draw:text-box>
        </draw:frame>
        <draw:frame draw:style-name="gr51" draw:text-style-name="P5" svg:width="0.1476in" svg:height="0.263in" svg:x="3.8807in" svg:y="9.7547in">
          <draw:text-box>
            <text:p text:style-name="P4"><text:span text:style-name="T8">$</text:span></text:p>
          </draw:text-box>
        </draw:frame>
        <draw:line draw:style-name="gr16" draw:text-style-name="P7" svg:x1="5.015in" svg:y1="10.2543in" svg:x2="6.8236in" svg:y2="10.2543in">
          <text:p/>
        </draw:line>
        <draw:line draw:style-name="gr9" draw:text-style-name="P7" svg:x1="5.0209in" svg:y1="9.5429in" svg:x2="5.0209in" svg:y2="10.2642in">
          <text:p/>
        </draw:line>
        <draw:frame draw:style-name="gr51" draw:text-style-name="P5" svg:width="0.1476in" svg:height="0.263in" svg:x="3.8807in" svg:y="9.9898in">
          <draw:text-box>
            <text:p text:style-name="P4"><text:span text:style-name="T8">$</text:span></text:p>
          </draw:text-box>
        </draw:frame>
        <draw:frame draw:style-name="gr54" draw:text-style-name="P6" svg:width="0.6685in" svg:height="0.1969in" svg:x="5.1091in" svg:y="9.5602in">
          <draw:text-box>
            <text:p text:style-name="P4"><text:span text:style-name="T9">6 </text:span><text:span text:style-name="T2">State/Payer</text:span></text:p>
          </draw:text-box>
        </draw:frame>
        <draw:frame draw:style-name="gr37" draw:text-style-name="P6" svg:width="0.1004in" svg:height="0.1969in" svg:x="5.7346in" svg:y="9.5602in">
          <draw:text-box>
            <text:p text:style-name="P4"><text:span text:style-name="T10">’</text:span></text:p>
          </draw:text-box>
        </draw:frame>
        <draw:line draw:style-name="gr52" draw:text-style-name="P7" svg:x1="5.015in" svg:y1="10.0197in" svg:x2="6.8256in" svg:y2="10.0197in">
          <text:p/>
        </draw:line>
        <draw:line draw:style-name="gr16" draw:text-style-name="P7" svg:x1="6.8146in" svg:y1="10.2543in" svg:x2="7.9882in" svg:y2="10.2543in">
          <text:p/>
        </draw:line>
        <draw:line draw:style-name="gr9" draw:text-style-name="P7" svg:x1="6.8205in" svg:y1="9.5429in" svg:x2="6.8205in" svg:y2="10.2642in">
          <text:p/>
        </draw:line>
        <draw:frame draw:style-name="gr55" draw:text-style-name="P6" svg:width="0.5012in" svg:height="0.1969in" svg:x="5.7626in" svg:y="9.5602in">
          <draw:text-box>
            <text:p text:style-name="P4"><text:span text:style-name="T2">s state no.</text:span></text:p>
          </draw:text-box>
        </draw:frame>
        <draw:line draw:style-name="gr52" draw:text-style-name="P7" svg:x1="6.8146in" svg:y1="10.0197in" svg:x2="7.9902in" svg:y2="10.0197in">
          <text:p/>
        </draw:line>
        <draw:frame draw:style-name="gr56" draw:text-style-name="P6" svg:width="0.7276in" svg:height="0.1969in" svg:x="6.9083in" svg:y="9.5602in">
          <draw:text-box>
            <text:p text:style-name="P4"><text:span text:style-name="T9">7 </text:span><text:span text:style-name="T2">State income</text:span></text:p>
          </draw:text-box>
        </draw:frame>
        <draw:frame draw:style-name="gr51" draw:text-style-name="P5" svg:width="0.1476in" svg:height="0.263in" svg:x="6.8445in" svg:y="9.7547in">
          <draw:text-box>
            <text:p text:style-name="P4"><text:span text:style-name="T8">$</text:span></text:p>
          </draw:text-box>
        </draw:frame>
        <draw:frame draw:style-name="gr51" draw:text-style-name="P5" svg:width="0.1476in" svg:height="0.263in" svg:x="6.8445in" svg:y="9.9898in">
          <draw:text-box>
            <text:p text:style-name="P4"><text:span text:style-name="T8">$</text:span></text:p>
          </draw:text-box>
        </draw:frame>
        <draw:frame draw:style-name="gr57" draw:text-style-name="P6" svg:width="0.285in" svg:height="0.1969in" svg:x="0.2575in" svg:y="10.2866in">
          <draw:text-box>
            <text:p text:style-name="P4"><text:span text:style-name="T2">Form </text:span></text:p>
          </draw:text-box>
        </draw:frame>
        <draw:frame draw:style-name="gr58" draw:text-style-name="P8" svg:width="0.6717in" svg:height="0.224in" svg:x="0.522in" svg:y="10.2693in">
          <draw:text-box>
            <text:p text:style-name="P4"><text:span text:style-name="T3">1099-NEC </text:span></text:p>
          </draw:text-box>
        </draw:frame>
        <draw:frame draw:style-name="gr59" draw:text-style-name="P6" svg:width="0.6677in" svg:height="0.1969in" svg:x="1.2673in" svg:y="10.2866in">
          <draw:text-box>
            <text:p text:style-name="P4"><text:span text:style-name="T2">(Rev. 1-2024)</text:span></text:p>
          </draw:text-box>
        </draw:frame>
        <draw:frame draw:style-name="gr60" draw:text-style-name="P6" svg:width="1.3343in" svg:height="0.1969in" svg:x="3.0555in" svg:y="10.3035in">
          <draw:text-box>
            <text:p text:style-name="P4"><text:span text:style-name="T2">www.irs.gov/Form1099NEC</text:span></text:p>
          </draw:text-box>
        </draw:frame>
      </draw:g>
      <draw:g text:anchor-type="page" text:anchor-page-number="1" draw:z-index="0" draw:name="Group object 1" draw:style-name="gr61">
        <draw:frame draw:style-name="gr62" draw:text-style-name="P5" svg:width="0.2512in" svg:height="0.2878in" svg:x="0.2575in" svg:y="0.5in">
          <draw:text-box>
            <text:p text:style-name="P4"><text:span text:style-name="T1"><text:s text:c="5"/></text:span></text:p>
          </draw:text-box>
        </draw:frame>
        <draw:frame draw:style-name="gr63" draw:text-style-name="P6" svg:width="0.2579in" svg:height="0.1953in" svg:x="5.4209in" svg:y="1.1319in">
          <draw:text-box>
            <text:p text:style-name="P4"><text:span text:style-name="T2">Form</text:span></text:p>
          </draw:text-box>
        </draw:frame>
        <draw:line draw:style-name="gr9" draw:text-style-name="P7" svg:x1="5.376in" svg:y1="1.7035in" svg:x2="6.4528in" svg:y2="1.7035in">
          <text:p/>
        </draw:line>
        <draw:frame draw:style-name="gr64" draw:text-style-name="P12" svg:width="0.678in" svg:height="0.2386in" svg:x="5.6484in" svg:y="1.0327in">
          <draw:text-box>
            <text:p text:style-name="P4"><text:span text:style-name="T12"><text:s/></text:span><text:span text:style-name="T12">1099-NEC</text:span></text:p>
          </draw:text-box>
        </draw:frame>
        <draw:line draw:style-name="gr9" draw:text-style-name="P7" svg:x1="6.4437in" svg:y1="2.1732in" svg:x2="8.0543in" svg:y2="2.1732in">
          <text:p/>
        </draw:line>
        <draw:line draw:style-name="gr9" draw:text-style-name="P7" svg:x1="6.4492in" svg:y1="0.7598in" svg:x2="6.4492in" svg:y2="2.1803in">
          <text:p/>
        </draw:line>
        <draw:frame draw:style-name="gr65" draw:text-style-name="P6" svg:width="0.9988in" svg:height="0.1961in" svg:x="5.4575in" svg:y="1.4709in">
          <draw:text-box>
            <text:p text:style-name="P4"><text:span text:style-name="T2">(Rev. January 2024)</text:span></text:p>
          </draw:text-box>
        </draw:frame>
        <draw:frame draw:style-name="gr66" draw:text-style-name="P9" svg:width="1.2713in" svg:height="0.3031in" svg:x="6.9791in" svg:y="1.1563in">
          <draw:text-box>
            <text:p text:style-name="P4"><text:span text:style-name="T4">Nonemployee </text:span></text:p>
          </draw:text-box>
        </draw:frame>
        <draw:line draw:style-name="gr9" draw:text-style-name="P7" svg:x1="6.8764in" svg:y1="2.1681in" svg:x2="6.8764in" svg:y2="2.4126in">
          <text:p/>
        </draw:line>
        <draw:frame draw:style-name="gr67" draw:text-style-name="P9" svg:width="1.2807in" svg:height="0.3039in" svg:x="6.9154in" svg:y="1.4146in">
          <draw:text-box>
            <text:p text:style-name="P4"><text:span text:style-name="T4">Compensation</text:span></text:p>
          </draw:text-box>
        </draw:frame>
        <draw:line draw:style-name="gr9" draw:text-style-name="P7" svg:x1="6.8764in" svg:y1="2.4028in" svg:x2="6.8764in" svg:y2="2.6472in">
          <text:p/>
        </draw:line>
        <draw:frame draw:style-name="gr68" draw:text-style-name="P5" svg:width="0.5748in" svg:height="0.2886in" svg:x="7.3252in" svg:y="2.1646in">
          <draw:text-box>
            <text:p text:style-name="P4"><text:span text:style-name="T5">Copy B</text:span></text:p>
          </draw:text-box>
        </draw:frame>
        <draw:frame draw:style-name="gr69" draw:text-style-name="P10" svg:width="0.9996in" svg:height="0.2496in" svg:x="7.198in" svg:y="2.4193in">
          <draw:text-box>
            <text:p text:style-name="P4"><text:span text:style-name="T6">For Recipient</text:span></text:p>
          </draw:text-box>
        </draw:frame>
        <draw:line draw:style-name="gr9" draw:text-style-name="P7" svg:x1="6.8705in" svg:y1="4.05in" svg:x2="8.0539in" svg:y2="4.05in">
          <text:p/>
        </draw:line>
        <draw:frame draw:style-name="gr70" draw:text-style-name="P6" svg:width="2.6512in" svg:height="0.1969in" svg:x="5.5283in" svg:y="4.8035in">
          <draw:text-box>
            <text:p text:style-name="P4"><text:span text:style-name="T2">Department of the Treasury - Internal Revenue Service</text:span></text:p>
          </draw:text-box>
        </draw:frame>
        <draw:frame draw:style-name="gr71" draw:text-style-name="P6" svg:width="0.8614in" svg:height="0.1969in" svg:x="7.2972in" svg:y="2.6071in">
          <draw:text-box>
            <text:p text:style-name="P4"><text:span text:style-name="T13">This is important tax </text:span></text:p>
          </draw:text-box>
        </draw:frame>
        <draw:frame draw:style-name="gr72" draw:text-style-name="P6" svg:width="0.9996in" svg:height="0.1969in" svg:x="7.1571in" svg:y="2.7638in">
          <draw:text-box>
            <text:p text:style-name="P4"><text:span text:style-name="T13">information and is being </text:span></text:p>
          </draw:text-box>
        </draw:frame>
        <draw:frame draw:style-name="gr73" draw:text-style-name="P6" svg:width="1.3059in" svg:height="0.1969in" svg:x="6.9236in" svg:y="2.9201in">
          <draw:text-box>
            <text:p text:style-name="P4"><text:span text:style-name="T13">furnished to the IRS. If you are </text:span></text:p>
          </draw:text-box>
        </draw:frame>
        <draw:frame draw:style-name="gr74" draw:text-style-name="P6" svg:width="1.0685in" svg:height="0.1953in" svg:x="7.1173in" svg:y="3.078in">
          <draw:text-box>
            <text:p text:style-name="P4"><text:span text:style-name="T13">required to file a return, a </text:span></text:p>
          </draw:text-box>
        </draw:frame>
        <draw:frame draw:style-name="gr75" draw:text-style-name="P6" svg:width="1.1378in" svg:height="0.1961in" svg:x="7.0402in" svg:y="3.2339in">
          <draw:text-box>
            <text:p text:style-name="P4"><text:span text:style-name="T13">negligence penalty or other </text:span></text:p>
          </draw:text-box>
        </draw:frame>
        <draw:frame draw:style-name="gr76" draw:text-style-name="P6" svg:width="1.1969in" svg:height="0.1969in" svg:x="6.9772in" svg:y="3.3898in">
          <draw:text-box>
            <text:p text:style-name="P4"><text:span text:style-name="T13">sanction may be imposed on </text:span></text:p>
          </draw:text-box>
        </draw:frame>
        <draw:frame draw:style-name="gr77" draw:text-style-name="P6" svg:width="1.1776in" svg:height="0.1969in" svg:x="7.0217in" svg:y="3.5457in">
          <draw:text-box>
            <text:p text:style-name="P4"><text:span text:style-name="T13">you if this income is taxable </text:span></text:p>
          </draw:text-box>
        </draw:frame>
        <draw:frame draw:style-name="gr78" draw:text-style-name="P6" svg:width="1.2567in" svg:height="0.1953in" svg:x="6.9453in" svg:y="3.7035in">
          <draw:text-box>
            <text:p text:style-name="P4"><text:span text:style-name="T13">and the IRS determines that it </text:span></text:p>
          </draw:text-box>
        </draw:frame>
        <draw:line draw:style-name="gr16" draw:text-style-name="P7" svg:x1="5.376in" svg:y1="0.765in" svg:x2="6.4528in" svg:y2="0.765in">
          <text:p/>
        </draw:line>
        <draw:frame draw:style-name="gr79" draw:text-style-name="P6" svg:width="0.9307in" svg:height="0.1961in" svg:x="7.2047in" svg:y="3.8598in">
          <draw:text-box>
            <text:p text:style-name="P4"><text:span text:style-name="T13">has not been reported.</text:span></text:p>
          </draw:text-box>
        </draw:frame>
        <draw:line draw:style-name="gr9" draw:text-style-name="P7" svg:x1="5.376in" svg:y1="2.1732in" svg:x2="6.4528in" svg:y2="2.1732in">
          <text:p/>
        </draw:line>
        <draw:frame draw:style-name="gr80" draw:text-style-name="P6" svg:width="0.9898in" svg:height="0.1969in" svg:x="5.4339in" svg:y="0.7945in">
          <draw:text-box>
            <text:p text:style-name="P4"><text:span text:style-name="T2">OMB No. 1545-0116</text:span></text:p>
          </draw:text-box>
        </draw:frame>
        <draw:frame draw:style-name="gr71" draw:text-style-name="P6" svg:width="0.8614in" svg:height="0.1969in" svg:x="5.5102in" svg:y="1.7134in">
          <draw:text-box>
            <text:p text:style-name="P4"><text:span text:style-name="T2">For calendar year</text:span></text:p>
          </draw:text-box>
        </draw:frame>
        <draw:polygon draw:style-name="gr20" draw:text-style-name="P7" svg:width="0.148in" svg:height="0.1957in" svg:x="3.1402in" svg:y="0.5398in" svg:viewBox="0 0 377 498" draw:points="0,498 377,498 377,0 0,0">
          <text:p/>
        </draw:polygon>
        <draw:frame draw:style-name="gr81" draw:text-style-name="P8" svg:width="0.428in" svg:height="0.2488in" svg:x="5.7547in" svg:y="1.902in">
          <draw:text-box>
            <text:p text:style-name="P4"><text:span text:style-name="T7">2024</text:span></text:p>
          </draw:text-box>
        </draw:frame>
        <draw:line draw:style-name="gr16" draw:text-style-name="P7" svg:x1="0.25in" svg:y1="0.765in" svg:x2="3.8929in" svg:y2="0.765in">
          <text:p/>
        </draw:line>
        <draw:line draw:style-name="gr9" draw:text-style-name="P7" svg:x1="0.25in" svg:y1="2.1732in" svg:x2="3.8929in" svg:y2="2.1732in">
          <text:p/>
        </draw:line>
        <draw:line draw:style-name="gr16" draw:text-style-name="P7" svg:x1="0.2575in" svg:y1="0.7551in" svg:x2="0.2575in" svg:y2="2.1803in">
          <text:p/>
        </draw:line>
        <draw:frame draw:style-name="gr82" draw:text-style-name="P5" svg:width="1.7504in" svg:height="0.2614in" svg:x="3.3535in" svg:y="0.5in">
          <draw:text-box>
            <text:p text:style-name="P4"><text:span text:style-name="T8">CORRECTED (if checked)</text:span></text:p>
          </draw:text-box>
        </draw:frame>
        <draw:frame draw:style-name="gr83" draw:text-style-name="P6" svg:width="0.3571in" svg:height="0.1969in" svg:x="0.5665in" svg:y="0.7752in">
          <draw:text-box>
            <text:p text:style-name="P4"><text:span text:style-name="T2">PAYER</text:span></text:p>
          </draw:text-box>
        </draw:frame>
        <draw:frame draw:style-name="gr84" draw:text-style-name="P6" svg:width="0.1012in" svg:height="0.1969in" svg:x="0.6535in" svg:y="0.7752in">
          <draw:text-box>
            <text:p text:style-name="P4"><text:span text:style-name="T10">’</text:span></text:p>
          </draw:text-box>
        </draw:frame>
        <draw:frame draw:style-name="gr85" draw:text-style-name="P6" svg:width="3.2925in" svg:height="0.1969in" svg:x="0.9311in" svg:y="0.7752in">
          <draw:text-box>
            <text:p text:style-name="P4"><text:span text:style-name="T2">S name, street address, city or town, state or province, country, ZIP </text:span></text:p>
          </draw:text-box>
        </draw:frame>
        <draw:line draw:style-name="gr9" draw:text-style-name="P7" svg:x1="0.25in" svg:y1="2.6421in" svg:x2="2.078in" svg:y2="2.6421in">
          <text:p/>
        </draw:line>
        <draw:line draw:style-name="gr16" draw:text-style-name="P7" svg:x1="0.2575in" svg:y1="2.163in" svg:x2="0.2575in" svg:y2="2.6492in">
          <text:p/>
        </draw:line>
        <draw:frame draw:style-name="gr86" draw:text-style-name="P6" svg:width="1.9488in" svg:height="0.1953in" svg:x="0.5665in" svg:y="0.9402in">
          <draw:text-box>
            <text:p text:style-name="P4"><text:span text:style-name="T2">or foreign postal code, and telephone no.</text:span></text:p>
          </draw:text-box>
        </draw:frame>
        <draw:frame draw:style-name="gr83" draw:text-style-name="P6" svg:width="0.3571in" svg:height="0.1969in" svg:x="0.3165in" svg:y="2.1827in">
          <draw:text-box>
            <text:p text:style-name="P4"><text:span text:style-name="T2">PAYER</text:span></text:p>
          </draw:text-box>
        </draw:frame>
        <draw:frame draw:style-name="gr84" draw:text-style-name="P6" svg:width="0.1012in" svg:height="0.1969in" svg:x="0.6535in" svg:y="2.1827in">
          <draw:text-box>
            <text:p text:style-name="P4"><text:span text:style-name="T10">’</text:span></text:p>
          </draw:text-box>
        </draw:frame>
        <draw:line draw:style-name="gr9" draw:text-style-name="P7" svg:x1="2.0665in" svg:y1="2.6421in" svg:x2="3.8929in" svg:y2="2.6421in">
          <text:p/>
        </draw:line>
        <draw:line draw:style-name="gr9" draw:text-style-name="P7" svg:x1="2.0724in" svg:y1="2.163in" svg:x2="2.0724in" svg:y2="2.6492in">
          <text:p/>
        </draw:line>
        <draw:frame draw:style-name="gr87" draw:text-style-name="P6" svg:width="0.278in" svg:height="0.1969in" svg:x="0.6811in" svg:y="2.1827in">
          <draw:text-box>
            <text:p text:style-name="P4"><text:span text:style-name="T2">S TIN</text:span></text:p>
          </draw:text-box>
        </draw:frame>
        <draw:frame draw:style-name="gr88" draw:text-style-name="P6" svg:width="0.5752in" svg:height="0.1969in" svg:x="2.1311in" svg:y="2.1827in">
          <draw:text-box>
            <text:p text:style-name="P4"><text:span text:style-name="T2">RECIPIENT</text:span></text:p>
          </draw:text-box>
        </draw:frame>
        <draw:frame draw:style-name="gr84" draw:text-style-name="P6" svg:width="0.1012in" svg:height="0.1969in" svg:x="2.6602in" svg:y="2.1827in">
          <draw:text-box>
            <text:p text:style-name="P4"><text:span text:style-name="T10">’</text:span></text:p>
          </draw:text-box>
        </draw:frame>
        <draw:line draw:style-name="gr16" draw:text-style-name="P7" svg:x1="0.2575in" svg:y1="2.6327in" svg:x2="0.2575in" svg:y2="3.3535in">
          <text:p/>
        </draw:line>
        <draw:frame draw:style-name="gr89" draw:text-style-name="P6" svg:width="0.2787in" svg:height="0.1969in" svg:x="2.6882in" svg:y="2.1827in">
          <draw:text-box>
            <text:p text:style-name="P4"><text:span text:style-name="T2">S TIN</text:span></text:p>
          </draw:text-box>
        </draw:frame>
        <draw:frame draw:style-name="gr90" draw:text-style-name="P6" svg:width="0.5748in" svg:height="0.1969in" svg:x="0.5665in" svg:y="2.652in">
          <draw:text-box>
            <text:p text:style-name="P4"><text:span text:style-name="T2">RECIPIENT</text:span></text:p>
          </draw:text-box>
        </draw:frame>
        <draw:frame draw:style-name="gr84" draw:text-style-name="P6" svg:width="0.1012in" svg:height="0.1969in" svg:x="1.0953in" svg:y="2.652in">
          <draw:text-box>
            <text:p text:style-name="P4"><text:span text:style-name="T10">’</text:span></text:p>
          </draw:text-box>
        </draw:frame>
        <draw:line draw:style-name="gr16" draw:text-style-name="P7" svg:x1="0.2575in" svg:y1="3.3366in" svg:x2="0.2575in" svg:y2="3.8228in">
          <text:p/>
        </draw:line>
        <draw:frame draw:style-name="gr91" draw:text-style-name="P6" svg:width="0.3669in" svg:height="0.1969in" svg:x="1.1236in" svg:y="2.652in">
          <draw:text-box>
            <text:p text:style-name="P4"><text:span text:style-name="T2">S name</text:span></text:p>
          </draw:text-box>
        </draw:frame>
        <draw:line draw:style-name="gr9" draw:text-style-name="P7" svg:x1="0.25in" svg:y1="4.285in" svg:x2="3.8929in" svg:y2="4.285in">
          <text:p/>
        </draw:line>
        <draw:line draw:style-name="gr16" draw:text-style-name="P7" svg:x1="0.2575in" svg:y1="3.8055in" svg:x2="0.2575in" svg:y2="4.2921in">
          <text:p/>
        </draw:line>
        <draw:frame draw:style-name="gr92" draw:text-style-name="P6" svg:width="1.6224in" svg:height="0.1969in" svg:x="0.5665in" svg:y="3.3563in">
          <draw:text-box>
            <text:p text:style-name="P4"><text:span text:style-name="T2">Street address (including apt. no.)</text:span></text:p>
          </draw:text-box>
        </draw:frame>
        <draw:line draw:style-name="gr16" draw:text-style-name="P7" svg:x1="0.25in" svg:y1="4.7543in" svg:x2="3.8929in" svg:y2="4.7543in">
          <text:p/>
        </draw:line>
        <draw:line draw:style-name="gr16" draw:text-style-name="P7" svg:x1="0.2575in" svg:y1="4.2752in" svg:x2="0.2575in" svg:y2="4.7642in">
          <text:p/>
        </draw:line>
        <draw:frame draw:style-name="gr93" draw:text-style-name="P6" svg:width="3.3717in" svg:height="0.1969in" svg:x="0.5665in" svg:y="3.8256in">
          <draw:text-box>
            <text:p text:style-name="P4"><text:span text:style-name="T2">City or town, state or province, country, and ZIP or foreign postal code</text:span></text:p>
          </draw:text-box>
        </draw:frame>
        <draw:polygon draw:style-name="gr42" draw:text-style-name="P11" svg:width="1.4945in" svg:height="1.4083in" svg:x="3.8874in" svg:y="0.765in" svg:viewBox="0 0 3797 3578" draw:points="0,3578 3797,3578 3797,0 0,0">
          <text:p/>
        </draw:polygon>
        <draw:line draw:style-name="gr16" draw:text-style-name="P7" svg:x1="3.8815in" svg:y1="0.765in" svg:x2="5.3874in" svg:y2="0.765in">
          <text:p/>
        </draw:line>
        <draw:line draw:style-name="gr9" draw:text-style-name="P7" svg:x1="3.8815in" svg:y1="2.1732in" svg:x2="5.3874in" svg:y2="2.1732in">
          <text:p/>
        </draw:line>
        <draw:line draw:style-name="gr9" draw:text-style-name="P7" svg:x1="5.3819in" svg:y1="0.7551in" svg:x2="5.3819in" svg:y2="2.1803in">
          <text:p/>
        </draw:line>
        <draw:line draw:style-name="gr9" draw:text-style-name="P7" svg:x1="3.8874in" svg:y1="0.7551in" svg:x2="3.8874in" svg:y2="2.1803in">
          <text:p/>
        </draw:line>
        <draw:line draw:style-name="gr9" draw:text-style-name="P7" svg:x1="3.8874in" svg:y1="2.1681in" svg:x2="3.8874in" svg:y2="2.4126in">
          <text:p/>
        </draw:line>
        <draw:frame draw:style-name="gr94" draw:text-style-name="P6" svg:width="1.6614in" svg:height="0.1969in" svg:x="0.3165in" svg:y="4.2953in">
          <draw:text-box>
            <text:p text:style-name="P4"><text:span text:style-name="T2">Account number (see instructions)</text:span></text:p>
          </draw:text-box>
        </draw:frame>
        <draw:frame draw:style-name="gr95" draw:text-style-name="P6" svg:width="0.1098in" svg:height="0.1969in" svg:x="3.9764in" svg:y="2.1827in">
          <draw:text-box>
            <text:p text:style-name="P4"><text:span text:style-name="T9">1 </text:span></text:p>
          </draw:text-box>
        </draw:frame>
        <draw:line draw:style-name="gr9" draw:text-style-name="P7" svg:x1="6.8764in" svg:y1="2.4028in" svg:x2="6.8764in" svg:y2="2.6496in">
          <text:p/>
        </draw:line>
        <draw:line draw:style-name="gr9" draw:text-style-name="P7" svg:x1="3.8874in" svg:y1="2.4028in" svg:x2="3.8874in" svg:y2="2.6496in">
          <text:p/>
        </draw:line>
        <draw:frame draw:style-name="gr73" draw:text-style-name="P6" svg:width="1.3059in" svg:height="0.1969in" svg:x="4.0626in" svg:y="2.1827in">
          <draw:text-box>
            <text:p text:style-name="P4"><text:span text:style-name="T11">Nonemployee compensation</text:span></text:p>
          </draw:text-box>
        </draw:frame>
        <draw:line draw:style-name="gr9" draw:text-style-name="P7" svg:x1="3.8815in" svg:y1="2.6421in" svg:x2="6.6665in" svg:y2="2.6421in">
          <text:p/>
        </draw:line>
        <draw:line draw:style-name="gr9" draw:text-style-name="P7" svg:x1="3.8874in" svg:y1="2.635in" svg:x2="3.8874in" svg:y2="3.1169in">
          <text:p/>
        </draw:line>
        <draw:frame draw:style-name="gr96" draw:text-style-name="P5" svg:width="0.148in" svg:height="0.2606in" svg:x="3.9118in" svg:y="2.378in">
          <draw:text-box>
            <text:p text:style-name="P4"><text:span text:style-name="T8">$</text:span></text:p>
          </draw:text-box>
        </draw:frame>
        <draw:frame draw:style-name="gr97" draw:text-style-name="P6" svg:width="2.5516in" svg:height="0.1969in" svg:x="3.9764in" svg:y="2.652in">
          <draw:text-box>
            <text:p text:style-name="P4"><text:span text:style-name="T9">2 </text:span><text:span text:style-name="T2">Payer made direct sales totaling $5,000 or more of </text:span></text:p>
          </draw:text-box>
        </draw:frame>
        <draw:line draw:style-name="gr9" draw:text-style-name="P7" svg:x1="6.6591in" svg:y1="2.6421in" svg:x2="6.8819in" svg:y2="2.6421in">
          <text:p/>
        </draw:line>
        <draw:line draw:style-name="gr9" draw:text-style-name="P7" svg:x1="6.8764in" svg:y1="2.635in" svg:x2="6.8764in" svg:y2="3.1169in">
          <text:p/>
        </draw:line>
        <draw:polygon draw:style-name="gr20" draw:text-style-name="P7" svg:width="0.1189in" svg:height="0.1571in" svg:x="6.713in" svg:y="2.7984in" svg:viewBox="0 0 303 400" draw:points="0,400 303,400 303,0 0,0">
          <text:p/>
        </draw:polygon>
        <draw:line draw:style-name="gr9" draw:text-style-name="P7" svg:x1="3.8815in" svg:y1="3.1114in" svg:x2="4.1043in" svg:y2="3.1114in">
          <text:p/>
        </draw:line>
        <draw:line draw:style-name="gr9" draw:text-style-name="P7" svg:x1="3.8874in" svg:y1="3.1043in" svg:x2="3.8874in" svg:y2="3.3512in">
          <text:p/>
        </draw:line>
        <draw:frame draw:style-name="gr98" draw:text-style-name="P6" svg:width="1.978in" svg:height="0.1969in" svg:x="4.0654in" svg:y="2.8165in">
          <draw:text-box>
            <text:p text:style-name="P4"><text:span text:style-name="T2">consumer products to recipient for resale</text:span></text:p>
          </draw:text-box>
        </draw:frame>
        <draw:polygon draw:style-name="gr42" draw:text-style-name="P11" svg:width="2.7756in" svg:height="0.2346in" svg:x="4.1008in" svg:y="3.1114in" svg:viewBox="0 0 7051 597" draw:points="0,597 7051,597 7051,0 0,0">
          <text:p/>
        </draw:polygon>
        <draw:line draw:style-name="gr9" draw:text-style-name="P7" svg:x1="4.0949in" svg:y1="3.1114in" svg:x2="6.8819in" svg:y2="3.1114in">
          <text:p/>
        </draw:line>
        <draw:line draw:style-name="gr9" draw:text-style-name="P7" svg:x1="6.8764in" svg:y1="3.1043in" svg:x2="6.8764in" svg:y2="3.3512in">
          <text:p/>
        </draw:line>
        <draw:polygon draw:style-name="gr42" draw:text-style-name="P11" svg:width="2.9894in" svg:height="0.235in" svg:x="3.8874in" svg:y="3.3461in" svg:viewBox="0 0 7594 598" draw:points="0,598 7594,598 7594,0 0,0">
          <text:p/>
        </draw:polygon>
        <draw:line draw:style-name="gr99" draw:text-style-name="P7" svg:x1="3.8815in" svg:y1="3.5811in" svg:x2="6.8819in" svg:y2="3.5811in">
          <text:p/>
        </draw:line>
        <draw:line draw:style-name="gr9" draw:text-style-name="P7" svg:x1="6.8764in" svg:y1="3.3409in" svg:x2="6.8764in" svg:y2="3.6004in">
          <text:p/>
        </draw:line>
        <draw:line draw:style-name="gr9" draw:text-style-name="P7" svg:x1="3.8874in" svg:y1="3.3409in" svg:x2="3.8874in" svg:y2="3.6004in">
          <text:p/>
        </draw:line>
        <draw:line draw:style-name="gr99" draw:text-style-name="P7" svg:x1="6.8764in" svg:y1="3.576in" svg:x2="6.8764in" svg:y2="3.8205in">
          <text:p/>
        </draw:line>
        <draw:line draw:style-name="gr99" draw:text-style-name="P7" svg:x1="3.8874in" svg:y1="3.576in" svg:x2="3.8874in" svg:y2="3.8205in">
          <text:p/>
        </draw:line>
        <draw:frame draw:style-name="gr100" draw:text-style-name="P6" svg:width="0.1039in" svg:height="0.1969in" svg:x="3.9764in" svg:y="3.1217in">
          <draw:text-box>
            <text:p text:style-name="P4"><text:span text:style-name="T9">3</text:span></text:p>
          </draw:text-box>
        </draw:frame>
        <draw:line draw:style-name="gr99" draw:text-style-name="P7" svg:x1="3.872in" svg:y1="4.05in" svg:x2="6.8909in" svg:y2="4.05in">
          <text:p/>
        </draw:line>
        <draw:line draw:style-name="gr99" draw:text-style-name="P7" svg:x1="6.8764in" svg:y1="3.8106in" svg:x2="6.8764in" svg:y2="4.0697in">
          <text:p/>
        </draw:line>
        <draw:line draw:style-name="gr99" draw:text-style-name="P7" svg:x1="3.8874in" svg:y1="3.8106in" svg:x2="3.8874in" svg:y2="4.0697in">
          <text:p/>
        </draw:line>
        <draw:frame draw:style-name="gr101" draw:text-style-name="P6" svg:width="1.7803in" svg:height="0.1969in" svg:x="3.9764in" svg:y="3.5909in">
          <draw:text-box>
            <text:p text:style-name="P4"><text:span text:style-name="T9">4 Federal income tax withheld</text:span></text:p>
          </draw:text-box>
        </draw:frame>
        <draw:line draw:style-name="gr16" draw:text-style-name="P7" svg:x1="3.8815in" svg:y1="4.7543in" svg:x2="5.065in" svg:y2="4.7543in">
          <text:p/>
        </draw:line>
        <draw:line draw:style-name="gr9" draw:text-style-name="P7" svg:x1="3.8874in" svg:y1="4.0429in" svg:x2="3.8874in" svg:y2="4.7642in">
          <text:p/>
        </draw:line>
        <draw:frame draw:style-name="gr102" draw:text-style-name="P5" svg:width="0.148in" svg:height="0.2614in" svg:x="3.9118in" svg:y="3.7854in">
          <draw:text-box>
            <text:p text:style-name="P4"><text:span text:style-name="T8">$</text:span></text:p>
          </draw:text-box>
        </draw:frame>
        <draw:line draw:style-name="gr52" draw:text-style-name="P7" svg:x1="3.8815in" svg:y1="4.5197in" svg:x2="5.0673in" svg:y2="4.5197in">
          <text:p/>
        </draw:line>
        <draw:frame draw:style-name="gr103" draw:text-style-name="P6" svg:width="0.9504in" svg:height="0.1969in" svg:x="3.9764in" svg:y="4.0602in">
          <draw:text-box>
            <text:p text:style-name="P4"><text:span text:style-name="T9">5 </text:span><text:span text:style-name="T2">State tax withheld</text:span></text:p>
          </draw:text-box>
        </draw:frame>
        <draw:frame draw:style-name="gr102" draw:text-style-name="P5" svg:width="0.148in" svg:height="0.2614in" svg:x="3.9118in" svg:y="4.2547in">
          <draw:text-box>
            <text:p text:style-name="P4"><text:span text:style-name="T8">$</text:span></text:p>
          </draw:text-box>
        </draw:frame>
        <draw:line draw:style-name="gr16" draw:text-style-name="P7" svg:x1="5.0555in" svg:y1="4.7543in" svg:x2="6.8795in" svg:y2="4.7543in">
          <text:p/>
        </draw:line>
        <draw:line draw:style-name="gr9" draw:text-style-name="P7" svg:x1="5.0614in" svg:y1="4.0429in" svg:x2="5.0614in" svg:y2="4.7642in">
          <text:p/>
        </draw:line>
        <draw:frame draw:style-name="gr102" draw:text-style-name="P5" svg:width="0.148in" svg:height="0.2614in" svg:x="3.9118in" svg:y="4.4898in">
          <draw:text-box>
            <text:p text:style-name="P4"><text:span text:style-name="T8">$</text:span></text:p>
          </draw:text-box>
        </draw:frame>
        <draw:frame draw:style-name="gr104" draw:text-style-name="P6" svg:width="0.674in" svg:height="0.1969in" svg:x="5.1508in" svg:y="4.0602in">
          <draw:text-box>
            <text:p text:style-name="P4"><text:span text:style-name="T9">6 </text:span><text:span text:style-name="T2">State/Payer</text:span></text:p>
          </draw:text-box>
        </draw:frame>
        <draw:frame draw:style-name="gr84" draw:text-style-name="P6" svg:width="0.1012in" svg:height="0.1969in" svg:x="5.7811in" svg:y="4.0602in">
          <draw:text-box>
            <text:p text:style-name="P4"><text:span text:style-name="T10">’</text:span></text:p>
          </draw:text-box>
        </draw:frame>
        <draw:line draw:style-name="gr52" draw:text-style-name="P7" svg:x1="5.0555in" svg:y1="4.5197in" svg:x2="6.8819in" svg:y2="4.5197in">
          <text:p/>
        </draw:line>
        <draw:line draw:style-name="gr16" draw:text-style-name="P7" svg:x1="6.8705in" svg:y1="4.7543in" svg:x2="8.0539in" svg:y2="4.7543in">
          <text:p/>
        </draw:line>
        <draw:line draw:style-name="gr9" draw:text-style-name="P7" svg:x1="6.8764in" svg:y1="4.0429in" svg:x2="6.8764in" svg:y2="4.7642in">
          <text:p/>
        </draw:line>
        <draw:frame draw:style-name="gr105" draw:text-style-name="P6" svg:width="0.5051in" svg:height="0.1969in" svg:x="5.8098in" svg:y="4.0602in">
          <draw:text-box>
            <text:p text:style-name="P4"><text:span text:style-name="T2">s state no.</text:span></text:p>
          </draw:text-box>
        </draw:frame>
        <draw:line draw:style-name="gr52" draw:text-style-name="P7" svg:x1="6.8705in" svg:y1="4.5197in" svg:x2="8.0563in" svg:y2="4.5197in">
          <text:p/>
        </draw:line>
        <draw:frame draw:style-name="gr106" draw:text-style-name="P6" svg:width="0.7335in" svg:height="0.1969in" svg:x="6.9654in" svg:y="4.0602in">
          <draw:text-box>
            <text:p text:style-name="P4"><text:span text:style-name="T9">7 </text:span><text:span text:style-name="T2">State income</text:span></text:p>
          </draw:text-box>
        </draw:frame>
        <draw:frame draw:style-name="gr107" draw:text-style-name="P5" svg:width="0.1488in" svg:height="0.2614in" svg:x="6.9008in" svg:y="4.2547in">
          <draw:text-box>
            <text:p text:style-name="P4"><text:span text:style-name="T8">$</text:span></text:p>
          </draw:text-box>
        </draw:frame>
        <draw:frame draw:style-name="gr107" draw:text-style-name="P5" svg:width="0.1488in" svg:height="0.2614in" svg:x="6.9008in" svg:y="4.4898in">
          <draw:text-box>
            <text:p text:style-name="P4"><text:span text:style-name="T8">$</text:span></text:p>
          </draw:text-box>
        </draw:frame>
        <draw:frame draw:style-name="gr108" draw:text-style-name="P6" svg:width="0.2878in" svg:height="0.1969in" svg:x="0.2575in" svg:y="4.7866in">
          <draw:text-box>
            <text:p text:style-name="P4"><text:span text:style-name="T2">Form </text:span></text:p>
          </draw:text-box>
        </draw:frame>
        <draw:frame draw:style-name="gr109" draw:text-style-name="P8" svg:width="0.678in" svg:height="0.224in" svg:x="0.5244in" svg:y="4.7555in">
          <draw:text-box>
            <text:p text:style-name="P4"><text:span text:style-name="T3">1099-NEC </text:span></text:p>
          </draw:text-box>
        </draw:frame>
        <draw:frame draw:style-name="gr104" draw:text-style-name="P6" svg:width="0.674in" svg:height="0.1969in" svg:x="1.2756in" svg:y="4.7866in">
          <draw:text-box>
            <text:p text:style-name="P4"><text:span text:style-name="T2">(Rev. 1-2024)</text:span></text:p>
          </draw:text-box>
        </draw:frame>
        <draw:frame draw:style-name="gr110" draw:text-style-name="P6" svg:width="1.128in" svg:height="0.1969in" svg:x="2.2409in" svg:y="4.8035in">
          <draw:text-box>
            <text:p text:style-name="P4"><text:span text:style-name="T2">(keep for your records)</text:span></text:p>
          </draw:text-box>
        </draw:frame>
        <draw:frame draw:style-name="gr111" draw:text-style-name="P6" svg:width="1.3449in" svg:height="0.1969in" svg:x="3.8807in" svg:y="4.8035in">
          <draw:text-box>
            <text:p text:style-name="P4"><text:span text:style-name="T2">www.irs.gov/Form1099NEC</text:span></text:p>
          </draw:text-box>
        </draw:frame>
      </draw:g>
      <text:p text:style-name="Standard"><draw:line text:anchor-type="paragraph" draw:z-index="2" draw:name="Horizontal line 1" draw:style-name="gr5" draw:text-style-name="P3" svg:x1="-0.2362in" svg:y1="5.3709in" svg:x2="8.1622in" svg:y2="5.3709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1" svg:font-family="HelveticaNeueLTSt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draw:stroke-dash draw:name="stroke-dash69" draw:style="rect" draw:dots1="1" draw:dots1-length="0.0157in" draw:distance="0.00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17T23:02:26.826257737</meta:creation-date>
    <meta:editing-duration>PT23H10M53S</meta:editing-duration>
    <meta:editing-cycles>7</meta:editing-cycles>
    <meta:generator>LibreOffice/7.3.7.2$MacOSX_X86_64 LibreOffice_project/e114eadc50a9ff8d8c8a0567d6da8f454beeb84f</meta:generator>
    <dc:date>2024-02-08T15:54:28.037515513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